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02871"/>
    </style:style>
    <style:style style:name="P3" style:family="paragraph" style:parent-style-name="Standard">
      <style:paragraph-properties fo:text-align="justify" style:justify-single-word="false"/>
      <style:text-properties officeooo:rsid="00002871" officeooo:paragraph-rsid="00002871"/>
    </style:style>
    <style:style style:name="P4" style:family="paragraph" style:parent-style-name="Standard">
      <style:paragraph-properties fo:text-align="justify" style:justify-single-word="false"/>
      <style:text-properties officeooo:rsid="000040fb" officeooo:paragraph-rsid="000040fb"/>
    </style:style>
    <style:style style:name="P5" style:family="paragraph" style:parent-style-name="Standard">
      <style:paragraph-properties fo:text-align="justify" style:justify-single-word="false"/>
      <style:text-properties officeooo:rsid="000040fb" officeooo:paragraph-rsid="0004c395"/>
    </style:style>
    <style:style style:name="T1" style:family="text">
      <style:text-properties officeooo:rsid="0004c3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mCSE:</text:p>
      <text:p text:style-name="P1"/>
      <text:p text:style-name="P1"/>
      <text:p text:style-name="P3">ABSTRACT:</text:p>
      <text:p text:style-name="P2">We first describe an unsupervised approach, which takes an input sentence and predicts itself in a contrastive objective, with only standard dropout used as noise. This simple method works surprisingly well, performing on par with previous supervised counterparts. We find that dropout acts as minimal data augmentation and removing it leads to a representation collapse. </text:p>
      <text:p text:style-name="P2">Then, we propose a supervised approach, which incorporates annotated pairs from natural language inference datasets into our contrastive learning framework, by using “entailment” pairs as positives and “contradiction” pairs as hard negatives. </text:p>
      <text:p text:style-name="P2">We also show - both theoretically and empirically - that contrastive learning objective regularizes pre-trained embeddings’ anisotropic space to be more uniform, and it better aligns positive pairs when supervised signals are available.</text:p>
      <text:p text:style-name="P2"/>
      <text:p text:style-name="P4">1- INTRODUCTION</text:p>
      <text:p text:style-name="P4"/>
      <text:p text:style-name="P4">Learning universal sentence embeddings is a fundamental problem in natural language processing and has been studied extensively in the literature (Kiros et al., 2015; Hill et al., 2016; Conneau et al., 2017; Logeswaran and Lee, 2018; Cer et al.,2018; Reimers and Gurevych, 2019, inter alia). In this work, we advance state-of-the-art sentence embedding methods and demonstrate that a contrastive objective can be extremely effective when coupled <text:span text:style-name="T1">W</text:span>ith pre-trained language models such as BERT (Devlin et al., 2019) or RoBERTa (Liu et al., 2019). We present SimCSE, a simple contrastive sentence embedding framework, which can produce superior sentence embeddings, from either unlabeled or labeled data.</text:p>
      <text:p text:style-name="P5">Our unsupervised SimCSE simply predicts the input sentence itself with only dropout (Srivastava et al., 2014) used as noise (Figure 1(a)). In other words, we pass the same sentence to the pre-trained encoder twice: by applying the standard dropout twice, we can obtain two different embeddings as “positive pairs”. Then we take other sentences in the same mini-batch as “negatives”, and the model predicts the positive one among negatives. Although it may appear strikingly simple, this approach outperforms training objectives such as predicting next sentences (Logeswaran and Lee, 2018) and discrete data augmentation (e.g., word deletion and replacement) by a large margin, and even matches previous supervised methods. Through careful analysis, we find that dropout acts as minimal “data augmentation” of hidden representations, while removing it leads to a representation collapse. Our supervised SimCSE builds upon the recent success of using natural language inference (NLI) datasets for sentence embeddings (Conneau et al., 2017; Reimers and Gurevych, 2019) and incorporates annotated sentence pairs in contrastive learning (Figure 1(b)). Unlike previous work that casts it as a 3-way classification task (entailment, neutral and contradiction), we leverage the fact that entailment pairs can be naturally used as positive instances. We also find that adding corresponding contradiction pairs as hard negatives further improves performance. This simple use of NLI datasets achieves a substantial improvement compared to prior methods using the same datasets. </text:p>
      <text:p text:style-name="P5">We also compare to other labeled sentence-pai<text:span text:style-name="T1">r </text:span>datasets and find that NLI datasets are especially effective for learning sentence embeddings. To better understand the strong performance of SimCSE, we borrow the analysis tool from Wang and Isola (2020), which takes alignment between semantically-related positive pairs and uniformity of the whole representation space to measure the quality of learned embeddings. Through empirical analysis, we find that our unsupervised SimCSE essentially improves uniformity while avoiding degenerated alignment via dropout noise, thus improving the expressiveness of the representations. The same analysis shows that the NLI training signal can further improve alignment between positive pairs and produce better sentence embeddings. We also draw a connection to the recent findings that pre-trained word embeddings suffer from anisotropy (Ethayarajh, 2019; Li et al., 2020) and prove that—through a spectrum <text:soft-page-break/>perspective—the contrastive learning objective “flattens” the singular value distribution of the sentence embeddingspace, hence improving uniformity. We conduct a comprehensive evaluation of SimCSE on seven standard semantic textual similarity (STS) tasks (Agirre et al., 2012, 2013, 2014, 2015, 2016; Cer et al., 2017; Marelli et al., 2014) and seven transfer tasks (Conneau and Kiela, 2018). On the STS tasks, our unsupervised and supervisedmodels achieve a 76.3% and 81.6% averaged Spearman’s correlation respectively using BERT base , a 4.2% and 2.2% improvement compared to previous best results. We also achieve competitive performance on the transfer tasks. Finally, we identify an incoherent evaluation issue in the literature and consolidate results of different settings for future work in evaluation of sentence embeddings.</text:p>
      <text:p text:style-name="P4"/>
      <text:p text:style-name="P2"/>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3T12:16:45.628326627</meta:creation-date>
    <dc:date>2022-04-13T14:02:39.465048669</dc:date>
    <meta:editing-duration>PT1H35M42S</meta:editing-duration>
    <meta:editing-cycles>6</meta:editing-cycles>
    <meta:generator>LibreOffice/6.4.7.2$Linux_X86_64 LibreOffice_project/40$Build-2</meta:generator>
    <meta:document-statistic meta:table-count="0" meta:image-count="0" meta:object-count="0" meta:page-count="2" meta:paragraph-count="9" meta:word-count="710" meta:character-count="4930" meta:non-whitespace-character-count="4228"/>
  </office:meta>
</office:document-meta>
</file>